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eae" officeooo:paragraph-rsid="00189e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from </text:p>
      <text:p text:style-name="Standard"/>
      <text:p text:style-name="Standard">ermao@ermao-ThinkPad-T510:~$ docker run --rm -ti --name zalenium -p 4444:4444 -p 5555:5555 \</text:p>
      <text:p text:style-name="Standard">&gt; <text:s text:c="4"/>-v /var/run/docker.sock:/var/run/docker.sock \</text:p>
      <text:p text:style-name="Standard">&gt; <text:s text:c="4"/>-v /tmp/videos:/home/seluser/videos \</text:p>
      <text:p text:style-name="Standard">&gt; <text:s text:c="4"/>dosel/zalenium start</text:p>
      <text:p text:style-name="Standard">docker: Got permission denied while trying to connect to the Docker daemon socket at unix:///var/run/docker.sock: Post http://%2Fvar%2Frun%2Fdocker.sock/v1.38/containers/create?name=zalenium: dial unix /var/run/docker.sock: connect: permission denied.</text:p>
      <text:p text:style-name="Standard">See 'docker run --help'.</text:p>
      <text:p text:style-name="Standard">ermao@ermao-ThinkPad-T510:~$ sudo <text:s/>docker run --rm -ti --name zalenium -p 4444:4444 -p 5555:5555 \</text:p>
      <text:p text:style-name="Standard">&gt; &gt; <text:s text:c="4"/>-v /var/run/docker.sock:/var/run/docker.sock \</text:p>
      <text:p text:style-name="Standard">&gt; &gt; <text:s text:c="4"/>-v /tmp/videos:/home/seluser/videos \</text:p>
      <text:p text:style-name="Standard">&gt; &gt; <text:s text:c="4"/>dosel/zalenium start</text:p>
      <text:p text:style-name="Standard">bash: dosel/zalenium: No such file or directory</text:p>
      <text:p text:style-name="Standard">ermao@ermao-ThinkPad-T510:~$ service docker status</text:p>
      <text:p text:style-name="Standard">● docker.service - Docker Application Container Engine</text:p>
      <text:p text:style-name="Standard"><text:s text:c="3"/>Loaded: loaded (/lib/systemd/system/docker.service; enabled; vendor preset: enabled)</text:p>
      <text:p text:style-name="Standard"><text:s text:c="3"/>Active: active (running) since Thu 2018-11-01 23:51:02 EDT; 13h ago</text:p>
      <text:p text:style-name="Standard"><text:s text:c="5"/>Docs: https://docs.docker.com</text:p>
      <text:p text:style-name="Standard"><text:s/>Main PID: 7670 (dockerd)</text:p>
      <text:p text:style-name="Standard"><text:s text:c="4"/>Tasks: 36</text:p>
      <text:p text:style-name="Standard"><text:s text:c="3"/>CGroup: /system.slice/docker.service</text:p>
      <text:p text:style-name="Standard"><text:s text:c="11"/>├─7670 /usr/bin/dockerd -H fd://</text:p>
      <text:p text:style-name="Standard"><text:s text:c="11"/>└─7692 docker-containerd --config /var/run/docker/containerd/containerd.toml</text:p>
      <text:p text:style-name="Standard"/>
      <text:p text:style-name="Standard">Nov 02 00:50:17 ermao-ThinkPad-T510 dockerd[7670]: time="2018-11-02T00:50:17-04:00" level=info msg="shim docker-containerd-shim started" addr</text:p>
      <text:p text:style-name="Standard">Nov 02 08:29:09 ermao-ThinkPad-T510 dockerd[7670]: time="2018-11-02T08:29:09-04:00" level=info msg="shim reaped" id=8e7ee5d7ad698f520212717f5</text:p>
      <text:p text:style-name="Standard">Nov 02 08:29:09 ermao-ThinkPad-T510 dockerd[7670]: time="2018-11-02T08:29:09-04:00" level=info msg="shim reaped" id=fd0f4e70d40690d8cab144e66</text:p>
      <text:p text:style-name="Standard">Nov 02 08:29:09 ermao-ThinkPad-T510 dockerd[7670]: time="2018-11-02T08:29:09.642019070-04:00" level=info msg="ignoring event" module=libconta</text:p>
      <text:p text:style-name="Standard">Nov 02 08:29:09 ermao-ThinkPad-T510 dockerd[7670]: time="2018-11-02T08:29:09.642091889-04:00" level=info msg="ignoring event" module=libconta</text:p>
      <text:p text:style-name="Standard">Nov 02 08:29:14 ermao-ThinkPad-T510 dockerd[7670]: time="2018-11-02T08:29:14-04:00" level=info msg="shim reaped" id=c60692825b577a405fa043b36</text:p>
      <text:p text:style-name="Standard">Nov 02 08:29:15 ermao-ThinkPad-T510 dockerd[7670]: time="2018-11-02T08:29:15.004930857-04:00" level=info msg="ignoring event" module=libconta</text:p>
      <text:p text:style-name="Standard">Nov 02 08:29:16 ermao-ThinkPad-T510 dockerd[7670]: time="2018-11-02T08:29:16.996282118-04:00" level=info msg="Container 5b2c8d35127340dc4ba3d</text:p>
      <text:p text:style-name="Standard">Nov 02 08:29:17 ermao-ThinkPad-T510 dockerd[7670]: time="2018-11-02T08:29:17-04:00" level=info msg="shim reaped" id=5b2c8d35127340dc4ba3db5e3</text:p>
      <text:p text:style-name="Standard">Nov 02 08:29:17 ermao-ThinkPad-T510 dockerd[7670]: time="2018-11-02T08:29:17.315823374-04:00" level=info msg="ignoring event" module=libconta</text:p>
      <text:p text:style-name="Standard">...skipping...</text:p>
      <text:p text:style-name="Standard">● docker.service - Docker Application Container Engine</text:p>
      <text:p text:style-name="Standard"><text:soft-page-break/><text:s text:c="3"/>Loaded: loaded (/lib/systemd/system/docker.service; enabled; vendor preset: enabled)</text:p>
      <text:p text:style-name="Standard"><text:s text:c="3"/>Active: active (running) since Thu 2018-11-01 23:51:02 EDT; 13h ago</text:p>
      <text:p text:style-name="Standard"><text:s text:c="5"/>Docs: https://docs.docker.com</text:p>
      <text:p text:style-name="Standard"><text:s/>Main PID: 7670 (dockerd)</text:p>
      <text:p text:style-name="Standard"><text:s text:c="4"/>Tasks: 36</text:p>
      <text:p text:style-name="Standard"><text:s text:c="3"/>CGroup: /system.slice/docker.service</text:p>
      <text:p text:style-name="Standard"><text:s text:c="11"/>├─7670 /usr/bin/dockerd -H fd://</text:p>
      <text:p text:style-name="Standard"><text:s text:c="11"/>└─7692 docker-containerd --config /var/run/docker/containerd/containerd.toml</text:p>
      <text:p text:style-name="Standard"/>
      <text:p text:style-name="Standard">Nov 02 00:50:17 ermao-ThinkPad-T510 dockerd[7670]: time="2018-11-02T00:50:17-04:00" level=info msg="shim docker-containerd-shim started" addr</text:p>
      <text:p text:style-name="Standard">Nov 02 08:29:09 ermao-ThinkPad-T510 dockerd[7670]: time="2018-11-02T08:29:09-04:00" level=info msg="shim reaped" id=8e7ee5d7ad698f520212717f5</text:p>
      <text:p text:style-name="Standard">Nov 02 08:29:09 ermao-ThinkPad-T510 dockerd[7670]: time="2018-11-02T08:29:09-04:00" level=info msg="shim reaped" id=fd0f4e70d40690d8cab144e66</text:p>
      <text:p text:style-name="Standard">Nov 02 08:29:09 ermao-ThinkPad-T510 dockerd[7670]: time="2018-11-02T08:29:09.642019070-04:00" level=info msg="ignoring event" module=libconta</text:p>
      <text:p text:style-name="Standard">Nov 02 08:29:09 ermao-ThinkPad-T510 dockerd[7670]: time="2018-11-02T08:29:09.642091889-04:00" level=info msg="ignoring event" module=libconta</text:p>
      <text:p text:style-name="Standard">Nov 02 08:29:14 ermao-ThinkPad-T510 dockerd[7670]: time="2018-11-02T08:29:14-04:00" level=info msg="shim reaped" id=c60692825b577a405fa043b36</text:p>
      <text:p text:style-name="Standard">Nov 02 08:29:15 ermao-ThinkPad-T510 dockerd[7670]: time="2018-11-02T08:29:15.004930857-04:00" level=info msg="ignoring event" module=libconta</text:p>
      <text:p text:style-name="Standard">Nov 02 08:29:16 ermao-ThinkPad-T510 dockerd[7670]: time="2018-11-02T08:29:16.996282118-04:00" level=info msg="Container 5b2c8d35127340dc4ba3d</text:p>
      <text:p text:style-name="Standard">Nov 02 08:29:17 ermao-ThinkPad-T510 dockerd[7670]: time="2018-11-02T08:29:17-04:00" level=info msg="shim reaped" id=5b2c8d35127340dc4ba3db5e3</text:p>
      <text:p text:style-name="Standard">Nov 02 08:29:17 ermao-ThinkPad-T510 dockerd[7670]: time="2018-11-02T08:29:17.315823374-04:00" level=info msg="ignoring event" module=libconta</text:p>
      <text:p text:style-name="Standard">~</text:p>
      <text:p text:style-name="Standard">~</text:p>
      <text:p text:style-name="Standard">~</text:p>
      <text:p text:style-name="Standard">ermao@ermao-ThinkPad-T510:~$ awx | grep docker</text:p>
      <text:p text:style-name="Standard"/>
      <text:p text:style-name="Standard">Command 'awx' not found, did you mean:</text:p>
      <text:p text:style-name="Standard"/>
      <text:p text:style-name="Standard"><text:s text:c="2"/>command 'aws' from snap aws-cli (1.15.71)</text:p>
      <text:p text:style-name="Standard"><text:s text:c="2"/>command 'a2x' from deb asciidoc-base</text:p>
      <text:p text:style-name="Standard"><text:s text:c="2"/>command 'abx' from deb abx</text:p>
      <text:p text:style-name="Standard"><text:s text:c="2"/>command 'owx' from deb owx</text:p>
      <text:p text:style-name="Standard"><text:s text:c="2"/>command 'awk' from deb gawk</text:p>
      <text:p text:style-name="Standard"><text:s text:c="2"/>command 'awk' from deb mawk</text:p>
      <text:p text:style-name="Standard"><text:s text:c="2"/>command 'awk' from deb original-awk</text:p>
      <text:p text:style-name="Standard"><text:s text:c="2"/>command 'aws' from deb awscli</text:p>
      <text:p text:style-name="Standard"/>
      <text:p text:style-name="Standard">See 'snap info &lt;snapname&gt;' for additional versions.</text:p>
      <text:p text:style-name="Standard"/>
      <text:p text:style-name="Standard">ermao@ermao-ThinkPad-T510:~$ service docker start</text:p>
      <text:p text:style-name="Standard">ermao@ermao-ThinkPad-T510:~$ service docker status</text:p>
      <text:p text:style-name="Standard"><text:soft-page-break/>● docker.service - Docker Application Container Engine</text:p>
      <text:p text:style-name="Standard"><text:s text:c="3"/>Loaded: loaded (/lib/systemd/system/docker.service; e</text:p>
      <text:p text:style-name="Standard"><text:s text:c="3"/>Active: active (running) since Thu 2018-11-01 23:51:0</text:p>
      <text:p text:style-name="Standard"><text:s text:c="5"/>Docs: https://docs.docker.com</text:p>
      <text:p text:style-name="Standard"><text:s/>Main PID: 7670 (dockerd)</text:p>
      <text:p text:style-name="Standard"><text:s text:c="4"/>Tasks: 36</text:p>
      <text:p text:style-name="Standard"><text:s text:c="3"/>CGroup: /system.slice/docker.service</text:p>
      <text:p text:style-name="Standard"><text:s text:c="11"/>├─7670 /usr/bin/dockerd -H fd://</text:p>
      <text:p text:style-name="Standard"><text:s text:c="11"/>└─7692 docker-containerd --config /var/run/do</text:p>
      <text:p text:style-name="Standard"/>
      <text:p text:style-name="Standard">Nov 02 00:50:17 ermao-ThinkPad-T510 dockerd[7670]: time=</text:p>
      <text:p text:style-name="Standard">Nov 02 08:29:09 ermao-ThinkPad-T510 dockerd[7670]: time=</text:p>
      <text:p text:style-name="Standard">Nov 02 08:29:09 ermao-ThinkPad-T510 dockerd[7670]: time=</text:p>
      <text:p text:style-name="Standard">Nov 02 08:29:09 ermao-ThinkPad-T510 dockerd[7670]: time=</text:p>
      <text:p text:style-name="Standard">Nov 02 08:29:09 ermao-ThinkPad-T510 dockerd[7670]: time=</text:p>
      <text:p text:style-name="Standard">Nov 02 08:29:14 ermao-ThinkPad-T510 dockerd[7670]: time=</text:p>
      <text:p text:style-name="Standard">Nov 02 08:29:15 ermao-ThinkPad-T510 dockerd[7670]: time=</text:p>
      <text:p text:style-name="Standard">Nov 02 08:29:16 ermao-ThinkPad-T510 dockerd[7670]: time=</text:p>
      <text:p text:style-name="Standard">Nov 02 08:29:17 ermao-ThinkPad-T510 dockerd[7670]: time=</text:p>
      <text:p text:style-name="Standard">Nov 02 08:29:17 ermao-ThinkPad-T510 dockerd[7670]: time=</text:p>
      <text:p text:style-name="Standard">ermao@ermao-ThinkPad-T510:~$ docker</text:p>
      <text:p text:style-name="Standard"/>
      <text:p text:style-name="Standard">Usage:<text:tab/>docker [OPTIONS] COMMAND</text:p>
      <text:p text:style-name="Standard"/>
      <text:p text:style-name="Standard">A self-sufficient runtime for containers</text:p>
      <text:p text:style-name="Standard"/>
      <text:p text:style-name="Standard">Options:</text:p>
      <text:p text:style-name="Standard"><text:s text:c="6"/>--config string <text:s text:c="5"/>Location of client</text:p>
      <text:p text:style-name="Standard"><text:s text:c="27"/>config files (default</text:p>
      <text:p text:style-name="Standard"><text:s text:c="27"/>"/home/ermao/.docker")</text:p>
      <text:p text:style-name="Standard"><text:s text:c="2"/>-D, --debug <text:s text:c="13"/>Enable debug mode</text:p>
      <text:p text:style-name="Standard"><text:s text:c="2"/>-H, --host list <text:s text:c="9"/>Daemon socket(s) to</text:p>
      <text:p text:style-name="Standard"><text:s text:c="27"/>connect to</text:p>
      <text:p text:style-name="Standard"><text:s text:c="2"/>-l, --log-level string <text:s text:c="2"/>Set the logging level</text:p>
      <text:p text:style-name="Standard"><text:s text:c="27"/>("debug"|"info"|"warn"|"error"|"fatal") (default "info")</text:p>
      <text:p text:style-name="Standard"><text:s text:c="6"/>--tls <text:s text:c="15"/>Use TLS; implied by</text:p>
      <text:p text:style-name="Standard"><text:s text:c="27"/>--tlsverify</text:p>
      <text:p text:style-name="Standard"><text:s text:c="6"/>--tlscacert string <text:s text:c="2"/>Trust certs signed</text:p>
      <text:p text:style-name="Standard"><text:s text:c="27"/>only by this CA</text:p>
      <text:p text:style-name="Standard"><text:s text:c="27"/>(default</text:p>
      <text:p text:style-name="Standard"><text:s text:c="27"/>"/home/ermao/.docker/ca.pem")</text:p>
      <text:p text:style-name="Standard"><text:s text:c="6"/>--tlscert string <text:s text:c="4"/>Path to TLS</text:p>
      <text:p text:style-name="Standard"><text:s text:c="27"/>certificate file</text:p>
      <text:p text:style-name="Standard"><text:s text:c="27"/>(default</text:p>
      <text:p text:style-name="Standard"><text:s text:c="27"/>"/home/ermao/.docker/cert.pem")</text:p>
      <text:p text:style-name="Standard"><text:s text:c="6"/>--tlskey string <text:s text:c="5"/>Path to TLS key file</text:p>
      <text:p text:style-name="Standard"><text:s text:c="27"/>(default</text:p>
      <text:p text:style-name="Standard"><text:s text:c="27"/>"/home/ermao/.docker/key.pem")</text:p>
      <text:p text:style-name="Standard"><text:s text:c="6"/>--tlsverify <text:s text:c="9"/>Use TLS and verify the</text:p>
      <text:p text:style-name="Standard"><text:soft-page-break/><text:s text:c="27"/>remote</text:p>
      <text:p text:style-name="Standard"><text:s text:c="2"/>-v, --version <text:s text:c="11"/>Print version</text:p>
      <text:p text:style-name="Standard"><text:s text:c="27"/>information and quit</text:p>
      <text:p text:style-name="Standard"/>
      <text:p text:style-name="Standard">Management Commands:</text:p>
      <text:p text:style-name="Standard"><text:s text:c="2"/>config <text:s text:c="5"/>Manage Docker configs</text:p>
      <text:p text:style-name="Standard"><text:s text:c="2"/>container <text:s text:c="2"/>Manage containers</text:p>
      <text:p text:style-name="Standard"><text:s text:c="2"/>image <text:s text:c="6"/>Manage images</text:p>
      <text:p text:style-name="Standard"><text:s text:c="2"/>network <text:s text:c="4"/>Manage networks</text:p>
      <text:p text:style-name="Standard"><text:s text:c="2"/>node <text:s text:c="7"/>Manage Swarm nodes</text:p>
      <text:p text:style-name="Standard"><text:s text:c="2"/>plugin <text:s text:c="5"/>Manage plugins</text:p>
      <text:p text:style-name="Standard"><text:s text:c="2"/>secret <text:s text:c="5"/>Manage Docker secrets</text:p>
      <text:p text:style-name="Standard"><text:s text:c="2"/>service <text:s text:c="4"/>Manage services</text:p>
      <text:p text:style-name="Standard"><text:s text:c="2"/>stack <text:s text:c="6"/>Manage Docker stacks</text:p>
      <text:p text:style-name="Standard"><text:s text:c="2"/>swarm <text:s text:c="6"/>Manage Swarm</text:p>
      <text:p text:style-name="Standard"><text:s text:c="2"/>system <text:s text:c="5"/>Manage Docker</text:p>
      <text:p text:style-name="Standard"><text:s text:c="2"/>trust <text:s text:c="6"/>Manage trust on Docker images</text:p>
      <text:p text:style-name="Standard"><text:s text:c="2"/>volume <text:s text:c="5"/>Manage volumes</text:p>
      <text:p text:style-name="Standard"/>
      <text:p text:style-name="Standard">Commands:</text:p>
      <text:p text:style-name="Standard"><text:s text:c="2"/>attach <text:s text:c="5"/>Attach local standard input, output, and error streams to a running container</text:p>
      <text:p text:style-name="Standard"><text:s text:c="2"/>build <text:s text:c="6"/>Build an image from a Dockerfile</text:p>
      <text:p text:style-name="Standard"><text:s text:c="2"/>commit <text:s text:c="5"/>Create a new image from a container's changes</text:p>
      <text:p text:style-name="Standard"><text:s text:c="2"/>cp <text:s text:c="9"/>Copy files/folders between a container and the local filesystem</text:p>
      <text:p text:style-name="Standard"><text:s text:c="2"/>create <text:s text:c="5"/>Create a new container</text:p>
      <text:p text:style-name="Standard"><text:s text:c="2"/>deploy <text:s text:c="5"/>Deploy a new stack or update an existing stack</text:p>
      <text:p text:style-name="Standard"><text:s text:c="2"/>diff <text:s text:c="7"/>Inspect changes to files or directories on a container's filesystem</text:p>
      <text:p text:style-name="Standard"><text:s text:c="2"/>events <text:s text:c="5"/>Get real time events from the server</text:p>
      <text:p text:style-name="Standard"><text:s text:c="2"/>exec <text:s text:c="7"/>Run a command in a running container</text:p>
      <text:p text:style-name="Standard"><text:s text:c="2"/>export <text:s text:c="5"/>Export a container's filesystem as a tar archive</text:p>
      <text:p text:style-name="Standard"><text:s text:c="2"/>history <text:s text:c="4"/>Show the history of an image</text:p>
      <text:p text:style-name="Standard"><text:s text:c="2"/>images <text:s text:c="5"/>List images</text:p>
      <text:p text:style-name="Standard"><text:s text:c="2"/>import <text:s text:c="5"/>Import the contents from a tarball to create a filesystem image</text:p>
      <text:p text:style-name="Standard"><text:s text:c="2"/>info <text:s text:c="7"/>Display system-wide information</text:p>
      <text:p text:style-name="Standard"><text:s text:c="2"/>inspect <text:s text:c="4"/>Return low-level information on Docker objects</text:p>
      <text:p text:style-name="Standard"><text:s text:c="2"/>kill <text:s text:c="7"/>Kill one or more running containers</text:p>
      <text:p text:style-name="Standard"><text:s text:c="2"/>load <text:s text:c="7"/>Load an image from a tar archive or STDIN</text:p>
      <text:p text:style-name="Standard"><text:s text:c="2"/>login <text:s text:c="6"/>Log in to a Docker registry</text:p>
      <text:p text:style-name="Standard"><text:s text:c="2"/>logout <text:s text:c="5"/>Log out from a Docker registry</text:p>
      <text:p text:style-name="Standard"><text:s text:c="2"/>logs <text:s text:c="7"/>Fetch the logs of a container</text:p>
      <text:p text:style-name="Standard"><text:s text:c="2"/>pause <text:s text:c="6"/>Pause all processes within one or more containers</text:p>
      <text:p text:style-name="Standard"><text:s text:c="2"/>port <text:s text:c="7"/>List port mappings or a specific mapping for the container</text:p>
      <text:p text:style-name="Standard"><text:s text:c="2"/>ps <text:s text:c="9"/>List containers</text:p>
      <text:p text:style-name="Standard"><text:s text:c="2"/>pull <text:s text:c="7"/>Pull an image or a repository from a registry</text:p>
      <text:p text:style-name="Standard"><text:s text:c="2"/>push <text:s text:c="7"/>Push an image or a repository to a registry</text:p>
      <text:p text:style-name="Standard"><text:s text:c="2"/>rename <text:s text:c="5"/>Rename a container</text:p>
      <text:p text:style-name="Standard"><text:s text:c="2"/>restart <text:s text:c="4"/>Restart one or more containers</text:p>
      <text:p text:style-name="Standard"><text:s text:c="2"/>rm <text:s text:c="9"/>Remove one or more containers</text:p>
      <text:p text:style-name="Standard"><text:s text:c="2"/>rmi <text:s text:c="8"/>Remove one or more images</text:p>
      <text:p text:style-name="Standard"><text:soft-page-break/><text:s text:c="2"/>run <text:s text:c="8"/>Run a command in a new container</text:p>
      <text:p text:style-name="Standard"><text:s text:c="2"/>save <text:s text:c="7"/>Save one or more images to a tar archive (streamed to STDOUT by default)</text:p>
      <text:p text:style-name="Standard"><text:s text:c="2"/>search <text:s text:c="5"/>Search the Docker Hub for images</text:p>
      <text:p text:style-name="Standard"><text:s text:c="2"/>start <text:s text:c="6"/>Start one or more stopped containers</text:p>
      <text:p text:style-name="Standard"><text:s text:c="2"/>stats <text:s text:c="6"/>Display a live stream of container(s) resource usage statistics</text:p>
      <text:p text:style-name="Standard"><text:s text:c="2"/>stop <text:s text:c="7"/>Stop one or more running containers</text:p>
      <text:p text:style-name="Standard"><text:s text:c="2"/>tag <text:s text:c="8"/>Create a tag TARGET_IMAGE that refers to SOURCE_IMAGE</text:p>
      <text:p text:style-name="Standard"><text:s text:c="2"/>top <text:s text:c="8"/>Display the running processes of a container</text:p>
      <text:p text:style-name="Standard"><text:s text:c="2"/>unpause <text:s text:c="4"/>Unpause all processes within one or more containers</text:p>
      <text:p text:style-name="Standard"><text:s text:c="2"/>update <text:s text:c="5"/>Update configuration of one or more containers</text:p>
      <text:p text:style-name="Standard"><text:s text:c="2"/>version <text:s text:c="4"/>Show the Docker version information</text:p>
      <text:p text:style-name="Standard"><text:s text:c="2"/>wait <text:s text:c="7"/>Block until one or more containers stop, then print their exit codes</text:p>
      <text:p text:style-name="Standard"/>
      <text:p text:style-name="Standard">Run 'docker COMMAND --help' for more information on a command.</text:p>
      <text:p text:style-name="Standard">ermao@ermao-ThinkPad-T510:~$ docker info</text:p>
      <text:p text:style-name="Standard">Got permission denied while trying to connect to the Docker daemon socket at unix:///var/run/docker.sock: Get http://%2Fvar%2Frun%2Fdocker.sock/v1.38/info: dial unix /var/run/docker.sock: connect: permission denied</text:p>
      <text:p text:style-name="Standard">ermao@ermao-ThinkPad-T510:~$ sudo docker info</text:p>
      <text:p text:style-name="Standard">[sudo] password for ermao: </text:p>
      <text:p text:style-name="Standard">Containers: 0</text:p>
      <text:p text:style-name="Standard"><text:s/>Running: 0</text:p>
      <text:p text:style-name="Standard"><text:s/>Paused: 0</text:p>
      <text:p text:style-name="Standard"><text:s/>Stopped: 0</text:p>
      <text:p text:style-name="Standard">Images: 4</text:p>
      <text:p text:style-name="Standard">Server Version: 18.06.1-ce</text:p>
      <text:p text:style-name="Standard">Storage Driver: overlay2</text:p>
      <text:p text:style-name="Standard"><text:s/>Backing Filesystem: extfs</text:p>
      <text:p text:style-name="Standard"><text:s/>Supports d_type: true</text:p>
      <text:p text:style-name="Standard"><text:s/>Native Overlay Diff: true</text:p>
      <text:p text:style-name="Standard">Logging Driver: json-file</text:p>
      <text:p text:style-name="Standard">Cgroup Driver: cgroupfs</text:p>
      <text:p text:style-name="Standard">Plugins:</text:p>
      <text:p text:style-name="Standard"><text:s/>Volume: local</text:p>
      <text:p text:style-name="Standard"><text:s/>Network: bridge host macvlan null overlay</text:p>
      <text:p text:style-name="Standard"><text:s/>Log: awslogs fluentd gcplogs gelf journald json-file logentries splunk syslog</text:p>
      <text:p text:style-name="Standard">Swarm: inactive</text:p>
      <text:p text:style-name="Standard">Runtimes: runc</text:p>
      <text:p text:style-name="Standard">Default Runtime: runc</text:p>
      <text:p text:style-name="Standard">Init Binary: docker-init</text:p>
      <text:p text:style-name="Standard">containerd version: 468a545b9edcd5932818eb9de8e72413e616e86e</text:p>
      <text:p text:style-name="Standard">runc version: 69663f0bd4b60df09991c08812a60108003fa340</text:p>
      <text:p text:style-name="Standard">init version: fec3683</text:p>
      <text:p text:style-name="Standard">Security Options:</text:p>
      <text:p text:style-name="Standard"><text:s/>apparmor</text:p>
      <text:p text:style-name="Standard"><text:s/>seccomp</text:p>
      <text:p text:style-name="Standard"><text:s text:c="2"/>Profile: default</text:p>
      <text:p text:style-name="Standard">Kernel Version: 4.15.0-38-generic</text:p>
      <text:p text:style-name="Standard">Operating System: Ubuntu 18.04.1 LTS</text:p>
      <text:p text:style-name="Standard"><text:soft-page-break/>OSType: linux</text:p>
      <text:p text:style-name="Standard">Architecture: x86_64</text:p>
      <text:p text:style-name="Standard">CPUs: 4</text:p>
      <text:p text:style-name="Standard">Total Memory: 3.718GiB</text:p>
      <text:p text:style-name="Standard">Name: ermao-ThinkPad-T510</text:p>
      <text:p text:style-name="Standard">ID: 6SD5:DQCZ:KLLO:VORF:AKKH:6P6C:YLZO:CCJG:YJU5:VCWY:VMMZ:FWRX</text:p>
      <text:p text:style-name="Standard">Docker Root Dir: /var/lib/docker</text:p>
      <text:p text:style-name="Standard">Debug Mode (client): false</text:p>
      <text:p text:style-name="Standard">Debug Mode (server): false</text:p>
      <text:p text:style-name="Standard">Registry: https://index.docker.io/v1/</text:p>
      <text:p text:style-name="Standard">Labels:</text:p>
      <text:p text:style-name="Standard">Experimental: false</text:p>
      <text:p text:style-name="Standard">Insecure Registries:</text:p>
      <text:p text:style-name="Standard"><text:s/>127.0.0.0/8</text:p>
      <text:p text:style-name="Standard">Live Restore Enabled: false</text:p>
      <text:p text:style-name="Standard"/>
      <text:p text:style-name="Standard">WARNING: No swap limit support</text:p>
      <text:p text:style-name="Standard">ermao@ermao-ThinkPad-T510:~$ docker version</text:p>
      <text:p text:style-name="Standard">Client:</text:p>
      <text:p text:style-name="Standard"><text:s/>Version: <text:s text:c="10"/>18.06.1-ce</text:p>
      <text:p text:style-name="Standard"><text:s/>API version: <text:s text:c="6"/>1.38</text:p>
      <text:p text:style-name="Standard"><text:s/>Go version: <text:s text:c="7"/>go1.10.3</text:p>
      <text:p text:style-name="Standard"><text:s/>Git commit: <text:s text:c="7"/>e68fc7a</text:p>
      <text:p text:style-name="Standard"><text:s/>Built: <text:s text:c="12"/>Tue Aug 21 17:24:51 2018</text:p>
      <text:p text:style-name="Standard"><text:s/>OS/Arch: <text:s text:c="10"/>linux/amd64</text:p>
      <text:p text:style-name="Standard"><text:s/>Experimental: <text:s text:c="5"/>false</text:p>
      <text:p text:style-name="Standard">Got permission denied while trying to connect to the Docker daemon socket at unix:///var/run/docker.sock: Get http://%2Fvar%2Frun%2Fdocker.sock/v1.38/version: dial unix /var/run/docker.sock: connect: permission denied</text:p>
      <text:p text:style-name="Standard">ermao@ermao-ThinkPad-T510:~$ sudo docker version</text:p>
      <text:p text:style-name="Standard">Client:</text:p>
      <text:p text:style-name="Standard"><text:s/>Version: <text:s text:c="10"/>18.06.1-ce</text:p>
      <text:p text:style-name="Standard"><text:s/>API version: <text:s text:c="6"/>1.38</text:p>
      <text:p text:style-name="Standard"><text:s/>Go version: <text:s text:c="7"/>go1.10.3</text:p>
      <text:p text:style-name="Standard"><text:s/>Git commit: <text:s text:c="7"/>e68fc7a</text:p>
      <text:p text:style-name="Standard"><text:s/>Built: <text:s text:c="12"/>Tue Aug 21 17:24:51 2018</text:p>
      <text:p text:style-name="Standard"><text:s/>OS/Arch: <text:s text:c="10"/>linux/amd64</text:p>
      <text:p text:style-name="Standard"><text:s/>Experimental: <text:s text:c="5"/>false</text:p>
      <text:p text:style-name="Standard"/>
      <text:p text:style-name="Standard">Server:</text:p>
      <text:p text:style-name="Standard"><text:s/>Engine:</text:p>
      <text:p text:style-name="Standard"><text:s text:c="2"/>Version: <text:s text:c="9"/>18.06.1-ce</text:p>
      <text:p text:style-name="Standard"><text:s text:c="2"/>API version: <text:s text:c="5"/>1.38 (minimum version 1.12)</text:p>
      <text:p text:style-name="Standard"><text:s text:c="2"/>Go version: <text:s text:c="6"/>go1.10.3</text:p>
      <text:p text:style-name="Standard"><text:s text:c="2"/>Git commit: <text:s text:c="6"/>e68fc7a</text:p>
      <text:p text:style-name="Standard"><text:s text:c="2"/>Built: <text:s text:c="11"/>Tue Aug 21 17:23:15 2018</text:p>
      <text:p text:style-name="Standard"><text:s text:c="2"/>OS/Arch: <text:s text:c="9"/>linux/amd64</text:p>
      <text:p text:style-name="Standard"><text:s text:c="2"/>Experimental: <text:s text:c="4"/>false</text:p>
      <text:p text:style-name="Standard">ermao@ermao-ThinkPad-T510:~$ sudo docker search</text:p>
      <text:p text:style-name="Standard"><text:soft-page-break/>"docker search" requires exactly 1 argument.</text:p>
      <text:p text:style-name="Standard">See 'docker search --help'.</text:p>
      <text:p text:style-name="Standard"/>
      <text:p text:style-name="Standard">Usage: <text:s/>docker search [OPTIONS] TERM</text:p>
      <text:p text:style-name="Standard"/>
      <text:p text:style-name="Standard">Search the Docker Hub for images</text:p>
      <text:p text:style-name="Standard">ermao@ermao-ThinkPad-T510:~$ sudo docker search ubuntu</text:p>
      <text:p text:style-name="Standard">NAME <text:s text:c="50"/>DESCRIPTION <text:s text:c="36"/>STARS <text:s text:c="14"/>OFFICIAL <text:s text:c="11"/>AUTOMATED</text:p>
      <text:p text:style-name="Standard">ubuntu <text:s text:c="48"/>Ubuntu is a Debian-based Linux operating sys… <text:s text:c="2"/>8642 <text:s text:c="15"/>[OK] <text:s text:c="15"/></text:p>
      <text:p text:style-name="Standard">dorowu/ubuntu-desktop-lxde-vnc <text:s text:c="24"/>Ubuntu with openssh-server and NoVNC <text:s text:c="11"/>233 <text:s text:c="36"/>[OK]</text:p>
      <text:p text:style-name="Standard">rastasheep/ubuntu-sshd <text:s text:c="32"/>Dockerized SSH service, built on top of offi… <text:s text:c="2"/>178 <text:s text:c="36"/>[OK]</text:p>
      <text:p text:style-name="Standard">consol/ubuntu-xfce-vnc <text:s text:c="32"/>Ubuntu container with "headless" VNC session… <text:s text:c="2"/>131 <text:s text:c="36"/>[OK]</text:p>
      <text:p text:style-name="Standard">ansible/ubuntu14.04-ansible <text:s text:c="27"/>Ubuntu 14.04 LTS with ansible <text:s text:c="18"/>95 <text:s text:c="37"/>[OK]</text:p>
      <text:p text:style-name="Standard">ubuntu-upstart <text:s text:c="40"/>Upstart is an event-based replacement for th… <text:s text:c="2"/>92 <text:s text:c="17"/>[OK] <text:s text:c="15"/></text:p>
      <text:p text:style-name="Standard">neurodebian <text:s text:c="43"/>NeuroDebian provides neuroscience research s… <text:s text:c="2"/>54 <text:s text:c="17"/>[OK] <text:s text:c="15"/></text:p>
      <text:p text:style-name="Standard">1and1internet/ubuntu-16-nginx-php-phpmyadmin-mysql-5 <text:s text:c="2"/>ubuntu-16-nginx-php-phpmyadmin-mysql-5 <text:s text:c="9"/>47 <text:s text:c="37"/>[OK]</text:p>
      <text:p text:style-name="Standard">ubuntu-debootstrap <text:s text:c="36"/>debootstrap --variant=minbase --components=m… <text:s text:c="2"/>40 <text:s text:c="17"/>[OK] <text:s text:c="15"/></text:p>
      <text:p text:style-name="Standard">nuagebec/ubuntu <text:s text:c="39"/>Simple always updated Ubuntu docker images w… <text:s text:c="2"/>23 <text:s text:c="37"/>[OK]</text:p>
      <text:p text:style-name="Standard">tutum/ubuntu <text:s text:c="42"/>Simple Ubuntu docker images with SSH access <text:s text:c="4"/>18 <text:s text:c="37"/></text:p>
      <text:p text:style-name="Standard">i386/ubuntu <text:s text:c="43"/>Ubuntu is a Debian-based Linux operating sys… <text:s text:c="2"/>14 <text:s text:c="37"/></text:p>
      <text:p text:style-name="Standard">1and1internet/ubuntu-16-apache-php-7.0 <text:s text:c="16"/>ubuntu-16-apache-php-7.0 <text:s text:c="23"/>13 <text:s text:c="37"/>[OK]</text:p>
      <text:p text:style-name="Standard">ppc64le/ubuntu <text:s text:c="40"/>Ubuntu is a Debian-based Linux operating sys… <text:s text:c="2"/>12 <text:s text:c="37"/></text:p>
      <text:p text:style-name="Standard">eclipse/ubuntu_jdk8 <text:s text:c="35"/>Ubuntu, JDK8, Maven 3, git, curl, nmap, mc, … <text:s text:c="2"/>6 <text:s text:c="38"/>[OK]</text:p>
      <text:p text:style-name="Standard">1and1internet/ubuntu-16-nginx-php-5.6-wordpress-4 <text:s text:c="5"/>ubuntu-16-nginx-php-5.6-wordpress-4 <text:s text:c="12"/>6 <text:s text:c="38"/>[OK]</text:p>
      <text:p text:style-name="Standard">codenvy/ubuntu_jdk8 <text:s text:c="35"/>Ubuntu, JDK8, Maven 3, git, curl, nmap, mc, … <text:s text:c="2"/>5 <text:s text:c="38"/>[OK]</text:p>
      <text:p text:style-name="Standard">darksheer/ubuntu <text:s text:c="38"/>Base Ubuntu Image -- Updated hourly <text:s text:c="12"/>4 <text:s text:c="38"/>[OK]</text:p>
      <text:p text:style-name="Standard">pivotaldata/ubuntu <text:s text:c="36"/>A quick freshening-up of the base Ubuntu doc… <text:s text:c="2"/>2 <text:s text:c="38"/></text:p>
      <text:p text:style-name="Standard">smartentry/ubuntu <text:s text:c="37"/>ubuntu with smartentry <text:s text:c="25"/>1 <text:s text:c="38"/>[OK]</text:p>
      <text:p text:style-name="Standard">1and1internet/ubuntu-16-sshd <text:s text:c="26"/>ubuntu-16-sshd <text:s text:c="33"/>1 <text:s text:c="38"/>[OK]</text:p>
      <text:p text:style-name="Standard">ossobv/ubuntu <text:s text:c="41"/>Custom ubuntu image from scratch (based on o… <text:s text:c="2"/>0 <text:s text:c="38"/></text:p>
      <text:p text:style-name="Standard"><text:soft-page-break/>paasmule/bosh-tools-ubuntu <text:s text:c="28"/>Ubuntu based bosh-cli <text:s text:c="26"/>0 <text:s text:c="38"/>[OK]</text:p>
      <text:p text:style-name="Standard">1and1internet/ubuntu-16-healthcheck <text:s text:c="19"/>ubuntu-16-healthcheck <text:s text:c="26"/>0 <text:s text:c="38"/>[OK]</text:p>
      <text:p text:style-name="Standard">pivotaldata/ubuntu-gpdb-dev <text:s text:c="27"/>Ubuntu images for GPDB development <text:s text:c="13"/>0 <text:s text:c="38"/></text:p>
      <text:p text:style-name="Standard">ermao@ermao-ThinkPad-T510:~$ sudo docker pull ubuntu</text:p>
      <text:p text:style-name="Standard">Using default tag: latest</text:p>
      <text:p text:style-name="Standard">latest: Pulling from library/ubuntu</text:p>
      <text:p text:style-name="Standard">473ede7ed136: Pull complete </text:p>
      <text:p text:style-name="Standard">c46b5fa4d940: Pull complete </text:p>
      <text:p text:style-name="Standard">93ae3df89c92: Pull complete </text:p>
      <text:p text:style-name="Standard">6b1eed27cade: Pull complete </text:p>
      <text:p text:style-name="Standard">Digest: sha256:29934af957c53004d7fb6340139880d23fb1952505a15d69a03af0d1418878cb</text:p>
      <text:p text:style-name="Standard">Status: Downloaded newer image for ubuntu:latest</text:p>
      <text:p text:style-name="Standard">ermao@ermao-ThinkPad-T510:~$ docker version</text:p>
      <text:p text:style-name="Standard">Client:</text:p>
      <text:p text:style-name="Standard"><text:s/>Version: <text:s text:c="10"/>18.06.1-ce</text:p>
      <text:p text:style-name="Standard"><text:s/>API version: <text:s text:c="6"/>1.38</text:p>
      <text:p text:style-name="Standard"><text:s/>Go version: <text:s text:c="7"/>go1.10.3</text:p>
      <text:p text:style-name="Standard"><text:s/>Git commit: <text:s text:c="7"/>e68fc7a</text:p>
      <text:p text:style-name="Standard"><text:s/>Built: <text:s text:c="12"/>Tue Aug 21 17:24:51 2018</text:p>
      <text:p text:style-name="Standard"><text:s/>OS/Arch: <text:s text:c="10"/>linux/amd64</text:p>
      <text:p text:style-name="Standard"><text:s/>Experimental: <text:s text:c="5"/>false</text:p>
      <text:p text:style-name="Standard">Got permission denied while trying to connect to the Docker daemon socket at unix:///var/run/docker.sock: Get http://%2Fvar%2Frun%2Fdocker.sock/v1.38/version: dial unix /var/run/docker.sock: connect: permission denied</text:p>
      <text:p text:style-name="Standard">ermao@ermao-ThinkPad-T510:~$ docker images</text:p>
      <text:p text:style-name="Standard">Got permission denied while trying to connect to the Docker daemon socket at unix:///var/run/docker.sock: Get http://%2Fvar%2Frun%2Fdocker.sock/v1.38/images/json: dial unix /var/run/docker.sock: connect: permission denied</text:p>
      <text:p text:style-name="Standard">ermao@ermao-ThinkPad-T510:~$ sudo docker images</text:p>
      <text:p text:style-name="Standard">[sudo] password for ermao: </text:p>
      <text:p text:style-name="Standard">REPOSITORY <text:s text:c="13"/>TAG <text:s text:c="16"/>IMAGE ID <text:s text:c="11"/>CREATED <text:s text:c="12"/>SIZE</text:p>
      <text:p text:style-name="Standard">selenium/node-firefox <text:s text:c="2"/>latest <text:s text:c="13"/>742d68394628 <text:s text:c="7"/>5 days ago <text:s text:c="9"/>774MB</text:p>
      <text:p text:style-name="Standard">selenium/node-chrome <text:s text:c="3"/>latest <text:s text:c="13"/>3d6810fed78a <text:s text:c="7"/>5 days ago <text:s text:c="9"/>930MB</text:p>
      <text:p text:style-name="Standard">selenium/hub <text:s text:c="11"/>latest <text:s text:c="13"/>54fcd979cde8 <text:s text:c="7"/>5 days ago <text:s text:c="9"/>322MB</text:p>
      <text:p text:style-name="Standard">ubuntu <text:s text:c="17"/>latest <text:s text:c="13"/>ea4c82dcd15a <text:s text:c="7"/>2 weeks ago <text:s text:c="8"/>85.8MB</text:p>
      <text:p text:style-name="Standard">hello-world <text:s text:c="12"/>latest <text:s text:c="13"/>4ab4c602aa5e <text:s text:c="7"/>7 weeks ago <text:s text:c="8"/>1.84kB</text:p>
      <text:p text:style-name="Standard">ermao@ermao-ThinkPad-T510:~$ sudo docker ps</text:p>
      <text:p text:style-name="Standard">CONTAINER ID <text:s text:c="7"/>IMAGE <text:s text:c="14"/>COMMAND <text:s text:c="12"/>CREATED <text:s text:c="12"/>STATUS <text:s text:c="13"/>PORTS <text:s text:c="14"/>NAMES</text:p>
      <text:p text:style-name="Standard">ermao@ermao-ThinkPad-T510:~$ sudo docker ps -l</text:p>
      <text:p text:style-name="Standard">CONTAINER ID <text:s text:c="7"/>IMAGE <text:s text:c="14"/>COMMAND <text:s text:c="12"/>CREATED <text:s text:c="12"/>STATUS <text:s text:c="13"/>PORTS <text:s text:c="14"/>NAMES</text:p>
      <text:p text:style-name="Standard">ermao@ermao-ThinkPad-T510:~$ sudo docker run hello-world</text:p>
      <text:p text:style-name="Standard"/>
      <text:p text:style-name="Standard">Hello from Docker!</text:p>
      <text:p text:style-name="Standard">This message shows that your installation appears to be working correctly.</text:p>
      <text:p text:style-name="Standard"/>
      <text:p text:style-name="Standard"><text:soft-page-break/>To generate this message, Docker took the following steps:</text:p>
      <text:p text:style-name="Standard"><text:s/>1. The Docker client contacted the Docker daemon.</text:p>
      <text:p text:style-name="Standard"><text:s/>2. The Docker daemon pulled the "hello-world" image from the Docker Hub.</text:p>
      <text:p text:style-name="Standard"><text:s text:c="4"/>(amd64)</text:p>
      <text:p text:style-name="Standard"><text:s/>3. The Docker daemon created a new container from that image which runs the</text:p>
      <text:p text:style-name="Standard"><text:s text:c="4"/>executable that produces the output you are currently reading.</text:p>
      <text:p text:style-name="Standard"><text:s/>4. The Docker daemon streamed that output to the Docker client, which sent it</text:p>
      <text:p text:style-name="Standard"><text:s text:c="4"/>to your terminal.</text:p>
      <text:p text:style-name="Standard"/>
      <text:p text:style-name="Standard">To try something more ambitious, you can run an Ubuntu container with:</text:p>
      <text:p text:style-name="Standard"><text:s/>$ docker run -it ubuntu bash</text:p>
      <text:p text:style-name="Standard"/>
      <text:p text:style-name="Standard">Share images, automate workflows, and more with a free Docker ID:</text:p>
      <text:p text:style-name="Standard"><text:s/>https://hub.docker.com/</text:p>
      <text:p text:style-name="Standard"/>
      <text:p text:style-name="Standard">For more examples and ideas, visit:</text:p>
      <text:p text:style-name="Standard"><text:s/>https://docs.docker.com/get-started/</text:p>
      <text:p text:style-name="Standard"/>
      <text:p text:style-name="Standard">ermao@ermao-ThinkPad-T510:~$ sudo docker ps -l</text:p>
      <text:p text:style-name="Standard">CONTAINER ID <text:s text:c="7"/>IMAGE <text:s text:c="14"/>COMMAND <text:s text:c="12"/>CREATED <text:s text:c="12"/>STATUS <text:s text:c="20"/>PORTS <text:s text:c="14"/>NAMES</text:p>
      <text:p text:style-name="Standard">ebda7a5dae42 <text:s text:c="7"/>hello-world <text:s text:c="8"/>"/hello" <text:s text:c="11"/>3 minutes ago <text:s text:c="6"/>Exited (0) 3 minutes ago <text:s text:c="22"/>nostalgic_yalow</text:p>
      <text:p text:style-name="Standard">ermao@ermao-ThinkPad-T510:~$ sudo docker run -i -t ubuntu /bin/bash</text:p>
      <text:p text:style-name="Standard">root@bed74cc492d2:/# df</text:p>
      <text:p text:style-name="Standard">Filesystem <text:s text:c="4"/>1K-blocks <text:s text:c="4"/>Used Available Use% Mounted on</text:p>
      <text:p text:style-name="Standard">overlay <text:s text:c="7"/>113012980 14588088 <text:s/>92641036 <text:s/>14% /</text:p>
      <text:p text:style-name="Standard">tmpfs <text:s text:c="13"/>65536 <text:s text:c="7"/>0 <text:s text:c="4"/>65536 <text:s text:c="2"/>0% /dev</text:p>
      <text:p text:style-name="Standard">tmpfs <text:s text:c="11"/>1949252 <text:s text:c="7"/>0 <text:s text:c="2"/>1949252 <text:s text:c="2"/>0% /sys/fs/cgroup</text:p>
      <text:p text:style-name="Standard">/dev/sda5 <text:s text:c="5"/>113012980 14588088 <text:s/>92641036 <text:s/>14% /etc/hosts</text:p>
      <text:p text:style-name="Standard">shm <text:s text:c="15"/>65536 <text:s text:c="7"/>0 <text:s text:c="4"/>65536 <text:s text:c="2"/>0% /dev/shm</text:p>
      <text:p text:style-name="Standard">tmpfs <text:s text:c="11"/>1949252 <text:s text:c="7"/>0 <text:s text:c="2"/>1949252 <text:s text:c="2"/>0% /proc/acpi</text:p>
      <text:p text:style-name="Standard">tmpfs <text:s text:c="11"/>1949252 <text:s text:c="7"/>0 <text:s text:c="2"/>1949252 <text:s text:c="2"/>0% /proc/scsi</text:p>
      <text:p text:style-name="Standard">tmpfs <text:s text:c="11"/>1949252 <text:s text:c="7"/>0 <text:s text:c="2"/>1949252 <text:s text:c="2"/>0% /sys/firmware</text:p>
      <text:p text:style-name="Standard">root@bed74cc492d2:/# uname -a</text:p>
      <text:p text:style-name="Standard">Linux bed74cc492d2 4.15.0-38-generic #41-Ubuntu SMP Wed Oct 10 10:59:38 UTC 2018 x86_64 x86_64 x86_64 GNU/Linux</text:p>
      <text:p text:style-name="Standard">root@bed74cc492d2:/# exit</text:p>
      <text:p text:style-name="Standard">exit</text:p>
      <text:p text:style-name="Standard">ermao@ermao-ThinkPad-T510:~$ sudo docker pull elgalu/selenium</text:p>
      <text:p text:style-name="Standard">[sudo] password for ermao: </text:p>
      <text:p text:style-name="Standard">Using default tag: latest</text:p>
      <text:p text:style-name="Standard">latest: Pulling from elgalu/selenium</text:p>
      <text:p text:style-name="Standard">18d680d61657: Already exists </text:p>
      <text:p text:style-name="Standard">0addb6fece63: Already exists </text:p>
      <text:p text:style-name="Standard">78e58219b215: Already exists </text:p>
      <text:p text:style-name="Standard">eb6959a66df2: Already exists </text:p>
      <text:p text:style-name="Standard">15bc6fef52b9: Pulling fs layer </text:p>
      <text:p text:style-name="Standard">dc7a3c4bb33c: Pulling fs layer </text:p>
      <text:p text:style-name="Standard"><text:soft-page-break/>f4eaaf0fc282: Pulling fs layer </text:p>
      <text:p text:style-name="Standard">b8febea99fea: Pulling fs layer </text:p>
      <text:p text:style-name="Standard">8927ae780ae4: Pulling fs layer </text:p>
      <text:p text:style-name="Standard">ac4bc25de0ba: Pulling fs layer </text:p>
      <text:p text:style-name="Standard">ce50c0d878df: Pulling fs layer </text:p>
      <text:p text:style-name="Standard">5c14903477e9: Pulling fs layer </text:p>
      <text:p text:style-name="Standard">9e99b1ae985f: Pulling fs layer </text:p>
      <text:p text:style-name="Standard">80a45ed71a32: Pulling fs layer </text:p>
      <text:p text:style-name="Standard">393841f79a21: Pulling fs layer </text:p>
      <text:p text:style-name="Standard">d98b95dc985c: Pulling fs layer </text:p>
      <text:p text:style-name="Standard">b36e4ca19fff: Pulling fs layer </text:p>
      <text:p text:style-name="Standard">90d4d409acdb: Pulling fs layer </text:p>
      <text:p text:style-name="Standard">309a97ace3a0: Pulling fs layer </text:p>
      <text:p text:style-name="Standard">6f42f3ac505c: Pulling fs layer </text:p>
      <text:p text:style-name="Standard">5a501abd9c65: Pulling fs layer </text:p>
      <text:p text:style-name="Standard">4ebf3fcd1914: Pulling fs layer </text:p>
      <text:p text:style-name="Standard">2e3c0afb3d64: Pulling fs layer </text:p>
      <text:p text:style-name="Standard">4cc2f3224445: Pulling fs layer </text:p>
      <text:p text:style-name="Standard">6e31b00842fa: Pulling fs layer </text:p>
      <text:p text:style-name="Standard">d93d7c9d963f: Pulling fs layer </text:p>
      <text:p text:style-name="Standard">6fdf2e2eecaa: Pulling fs layer </text:p>
      <text:p text:style-name="Standard">d9019147f392: Pulling fs layer </text:p>
      <text:p text:style-name="Standard">67a14d5c4114: Pulling fs layer </text:p>
      <text:p text:style-name="Standard">cf528da705aa: Pulling fs layer </text:p>
      <text:p text:style-name="Standard">83f860538466: Pulling fs layer </text:p>
      <text:p text:style-name="Standard">cba8d3476514: Pulling fs layer </text:p>
      <text:p text:style-name="Standard">e28a8df43134: Pull complete </text:p>
      <text:p text:style-name="Standard">29ea1e79e72f: Pull complete </text:p>
      <text:p text:style-name="Standard">ffe1b1b498e4: Pull complete </text:p>
      <text:p text:style-name="Standard">5613752c2b8a: Pull complete </text:p>
      <text:p text:style-name="Standard">109bd5b92636: Pull complete </text:p>
      <text:p text:style-name="Standard">6a8710f7db9e: Pull complete </text:p>
      <text:p text:style-name="Standard">ced7f6738c25: Pull complete </text:p>
      <text:p text:style-name="Standard">a7ba4d16a373: Pull complete </text:p>
      <text:p text:style-name="Standard">bddbd115d591: Pull complete </text:p>
      <text:p text:style-name="Standard">61b5be99ca7e: Pull complete </text:p>
      <text:p text:style-name="Standard">d02bbe8d093e: Pull complete </text:p>
      <text:p text:style-name="Standard">fb6a84c4a021: Pull complete </text:p>
      <text:p text:style-name="Standard">79cad75d9c50: Pull complete </text:p>
      <text:p text:style-name="Standard">01d2b4c97059: Pull complete </text:p>
      <text:p text:style-name="Standard">e14652fd6bdc: Pull complete </text:p>
      <text:p text:style-name="Standard">e1685db59fe3: Pull complete </text:p>
      <text:p text:style-name="Standard">84779c74ffe6: Pull complete </text:p>
      <text:p text:style-name="Standard">ba834997e010: Pull complete </text:p>
      <text:p text:style-name="Standard">46fa86dbf0ea: Pull complete </text:p>
      <text:p text:style-name="Standard">7b5965fae607: Pull complete </text:p>
      <text:p text:style-name="Standard">3977c9406d21: Pull complete </text:p>
      <text:p text:style-name="Standard">0dcfd2d980bb: Pull complete </text:p>
      <text:p text:style-name="Standard">d6ef670c7a31: Pull complete </text:p>
      <text:p text:style-name="Standard"><text:soft-page-break/>Digest: sha256:46e1f60a7e3922e98623091fa5ce1bb9b6a115b3b7c85b4f56dd9b265c16e180</text:p>
      <text:p text:style-name="Standard">Status: Downloaded newer image for elgalu/selenium:latest</text:p>
      <text:p text:style-name="Standard">ermao@ermao-ThinkPad-T510:~$ sudo docker pull dosel/zalenium</text:p>
      <text:p text:style-name="Standard">[sudo] password for ermao: </text:p>
      <text:p text:style-name="Standard">Using default tag: latest</text:p>
      <text:p text:style-name="Standard">latest: Pulling from dosel/zalenium</text:p>
      <text:p text:style-name="Standard">18d680d61657: Already exists </text:p>
      <text:p text:style-name="Standard">0addb6fece63: Already exists </text:p>
      <text:p text:style-name="Standard">78e58219b215: Already exists </text:p>
      <text:p text:style-name="Standard">eb6959a66df2: Already exists </text:p>
      <text:p text:style-name="Standard">56e0032a6d65: Pulling fs layer </text:p>
      <text:p text:style-name="Standard">2c36b7a2c4b6: Pulling fs layer </text:p>
      <text:p text:style-name="Standard">ff397973422b: Pulling fs layer </text:p>
      <text:p text:style-name="Standard">a2a38a48c2ed: Pulling fs layer </text:p>
      <text:p text:style-name="Standard">02e69ce46ea9: Pull complete </text:p>
      <text:p text:style-name="Standard">409ca029a24f: Pull complete </text:p>
      <text:p text:style-name="Standard">722d94ee003a: Pull complete </text:p>
      <text:p text:style-name="Standard">f21c3d3d66f3: Pull complete </text:p>
      <text:p text:style-name="Standard">36b1d2224eda: Pull complete </text:p>
      <text:p text:style-name="Standard">48c41afaff52: Pull complete </text:p>
      <text:p text:style-name="Standard">204aa45b4ebb: Pull complete </text:p>
      <text:p text:style-name="Standard">58195eb56801: Pull complete </text:p>
      <text:p text:style-name="Standard">b44248b0ffe9: Pull complete </text:p>
      <text:p text:style-name="Standard">2d7602b94629: Pull complete </text:p>
      <text:p text:style-name="Standard">404872b340c8: Pull complete </text:p>
      <text:p text:style-name="Standard">559576185e1a: Pull complete </text:p>
      <text:p text:style-name="Standard">321dd50f0e38: Pull complete </text:p>
      <text:p text:style-name="Standard">10b7ac43c3bf: Pull complete </text:p>
      <text:p text:style-name="Standard">fb92afc443b8: Pull complete </text:p>
      <text:p text:style-name="Standard">83fd2559e069: Pull complete </text:p>
      <text:p text:style-name="Standard">b42f886bc8e9: Pull complete </text:p>
      <text:p text:style-name="Standard">dfb34603f29c: Pull complete </text:p>
      <text:p text:style-name="Standard">cc986922f2d9: Pull complete </text:p>
      <text:p text:style-name="Standard">c0d2f0b34887: Pull complete </text:p>
      <text:p text:style-name="Standard">832b16b6cd6b: Pull complete </text:p>
      <text:p text:style-name="Standard">681f7fbf3f92: Pull complete </text:p>
      <text:p text:style-name="Standard">3fe5bbcbfdab: Pull complete </text:p>
      <text:p text:style-name="Standard">Digest: sha256:d8f6c5fd2590d1ef55c8aad7c04f444c36342131a1ec0f50ed0b08dceff4cdaf</text:p>
      <text:p text:style-name="Standard">Status: Downloaded newer image for dosel/zalenium:latest</text:p>
      <text:p text:style-name="Standard">ermao@ermao-ThinkPad-T510:~$ docker pull dosel/zalenium</text:p>
      <text:p text:style-name="Standard">Using default tag: latest</text:p>
      <text:p text:style-name="Standard">Warning: failed to get default registry endpoint from daemon (Got permission denied while trying to connect to the Docker daemon socket at unix:///var/run/docker.sock: Get http://%2Fvar%2Frun%2Fdocker.sock/v1.38/info: dial unix /var/run/docker.sock: connect: permission denied). Using system default: https://index.docker.io/v1/</text:p>
      <text:p text:style-name="Standard">Got permission denied while trying to connect to the Docker daemon socket at unix:///var/run/docker.sock: Post http://%2Fvar%2Frun%2Fdocker.sock/v1.38/images/create?fromImage=dosel%2Fzalenium&amp;tag=latest: dial unix /var/run/docker.sock: connect: permission denied</text:p>
      <text:p text:style-name="Standard">ermao@ermao-ThinkPad-T510:~$ sudo docker pull dosel/zalenium</text:p>
      <text:p text:style-name="Standard"><text:soft-page-break/>[sudo] password for ermao: </text:p>
      <text:p text:style-name="Standard">Using default tag: latest</text:p>
      <text:p text:style-name="Standard">latest: Pulling from dosel/zalenium</text:p>
      <text:p text:style-name="Standard">Digest: sha256:d8f6c5fd2590d1ef55c8aad7c04f444c36342131a1ec0f50ed0b08dceff4cdaf</text:p>
      <text:p text:style-name="Standard">Status: Image is up to date for dosel/zalenium:latest</text:p>
      <text:p text:style-name="Standard">ermao@ermao-ThinkPad-T510:~$ docker run --rm -ti --name zalenium -p 4444:4444 -p 5555:5555 \</text:p>
      <text:p text:style-name="Standard">&gt; <text:s text:c="4"/>-v /var/run/docker.sock:/var/run/docker.sock \</text:p>
      <text:p text:style-name="Standard">&gt; <text:s text:c="4"/>-v /tmp/videos:/home/seluser/videos \</text:p>
      <text:p text:style-name="Standard">&gt; <text:s text:c="4"/>dosel/zalenium start</text:p>
      <text:p text:style-name="Standard">docker: Got permission denied while trying to connect to the Docker daemon socket at unix:///var/run/docker.sock: Post http://%2Fvar%2Frun%2Fdocker.sock/v1.38/containers/create?name=zalenium: dial unix /var/run/docker.sock: connect: permission denied.</text:p>
      <text:p text:style-name="Standard">See 'docker run --help'.</text:p>
      <text:p text:style-name="Standard">ermao@ermao-ThinkPad-T510:~$ sudo docker run --rm -ti --name zalenium -p 4444:4444 -p 5555:5555 \</text:p>
      <text:p text:style-name="Standard">&gt; <text:s text:c="4"/>-v /var/run/docker.sock:/var/run/docker.sock \</text:p>
      <text:p text:style-name="Standard">&gt; <text:s text:c="4"/>-v /tmp/videos:/home/seluser/videos \</text:p>
      <text:p text:style-name="Standard">&gt; <text:s text:c="4"/>dosel/zalenium start</text:p>
      <text:p text:style-name="Standard">Docker version 17.12.1-ce, build 7390fc6</text:p>
      <text:p text:style-name="Standard">-- LOG 20:39:11:968069614 Ensuring docker works...</text:p>
      <text:p text:style-name="Standard">-- LOG 20:39:12:321622026 Ensuring no stale Zalenium related containers are still around...</text:p>
      <text:p text:style-name="Standard">-- LOG 20:39:12:366045181 Ensuring docker-selenium is available...</text:p>
      <text:p text:style-name="Standard">haveged: haveged starting up</text:p>
      <text:p text:style-name="Standard">Copying files for Dashboard...</text:p>
      <text:p text:style-name="Standard">Starting Nginx reverse proxy...</text:p>
      <text:p text:style-name="Standard">Starting Selenium Hub...</text:p>
      <text:p text:style-name="Standard">............20:39:18.383 [main] INFO <text:s/>o.o.grid.selenium.GridLauncherV3 - Selenium build info: version: '3.14.0', revision: 'unknown'</text:p>
      <text:p text:style-name="Standard">20:39:18.391 [main] INFO <text:s/>o.o.grid.selenium.GridLauncherV3 - Launching Selenium Grid hub on port 4445</text:p>
      <text:p text:style-name="Standard">........20:39:19.961 [AutoStartProxyPoolPoller] INFO <text:s/>d.z.e.z.proxy.AutoStartProxySet - Starting poller.</text:p>
      <text:p text:style-name="Standard">20:39:19.961 [AutoStartProxyPoolPoller] INFO <text:s/>d.z.e.z.proxy.AutoStartProxySet - AutoStarting container, because 0 is less than min 2</text:p>
      <text:p text:style-name="Standard">.....20:39:21.171 [main] INFO <text:s/>d.z.ep.zalenium.aspect.HubAspect - Registering custom Zalenium servlets</text:p>
      <text:p text:style-name="Standard">.20:39:21.439 [main] INFO <text:s/>org.openqa.grid.web.Hub - Selenium Grid hub is up and running</text:p>
      <text:p text:style-name="Standard">20:39:21.439 [main] INFO <text:s/>org.openqa.grid.web.Hub - Nodes should register to http://172.17.0.2:4445/grid/register/</text:p>
      <text:p text:style-name="Standard">20:39:21.442 [main] INFO <text:s/>org.openqa.grid.web.Hub - Clients should connect to http://172.17.0.2:4445/wd/hub</text:p>
      <text:p text:style-name="Standard">Selenium Hub started!</text:p>
      <text:p text:style-name="Standard">Sauce Labs not enabled...</text:p>
      <text:p text:style-name="Standard">Browser Stack not enabled...</text:p>
      <text:p text:style-name="Standard">TestingBot not enabled...</text:p>
      <text:p text:style-name="Standard">Zalenium is now ready!</text:p>
      <text:p text:style-name="Standard">*************************************** Data Processing Agreement ***************************************</text:p>
      <text:p text:style-name="Standard">By using this software you agree that the following non-PII (non personally identifiable information)</text:p>
      <text:p text:style-name="Standard">data will be collected, processed and used by Zalando SE for the purpose of improving our test</text:p>
      <text:p text:style-name="Standard"><text:soft-page-break/>infrastructure tools. Anonymisation with respect of the IP address means that only the first two octets</text:p>
      <text:p text:style-name="Standard">of the IP address are collected.</text:p>
      <text:p text:style-name="Standard"/>
      <text:p text:style-name="Standard">See the complete license at https://github.com/zalando/zalenium/blob/master/LICENSE.md</text:p>
      <text:p text:style-name="Standard">*************************************** Data Processing Agreement ***************************************</text:p>
      <text:p text:style-name="Standard">20:39:27.097 [AutoStartProxyPoolPoller] INFO <text:s/>d.z.e.z.p.DockeredSeleniumStarter - Created container [zalenium_Lo96lV] with dimensions [(1920, 1080)] and tz [sun.util.calendar.ZoneInfo[id="Europe/Berlin",offset=3600000,dstSavings=3600000,useDaylight=true,transitions=143,lastRule=java.util.SimpleTimeZone[id=Europe/Berlin,offset=3600000,dstSavings=3600000,useDaylight=true,startYear=0,startMode=2,startMonth=2,startDay=-1,startDayOfWeek=1,startTime=3600000,startTimeMode=2,endMode=2,endMonth=9,endDay=-1,endDayOfWeek=1,endTime=3600000,endTimeMode=2]]].</text:p>
      <text:p text:style-name="Standard">20:39:27.097 [AutoStartProxyPoolPoller] INFO <text:s/>d.z.e.z.proxy.AutoStartProxySet - Created ContainerCreationStatus [isCreated=true, containerName=zalenium_Lo96lV, containerId=8dddee7ea82b727e2a523d0c7bd120dc41fe5ef958563fedadea64a213a976ec, nodePort=40000].</text:p>
      <text:p text:style-name="Standard">20:39:33.197 [AutoStartProxyPoolPoller] INFO <text:s/>d.z.e.z.p.DockeredSeleniumStarter - Created container [zalenium_63axXS] with dimensions [(1920, 1080)] and tz [sun.util.calendar.ZoneInfo[id="Europe/Berlin",offset=3600000,dstSavings=3600000,useDaylight=true,transitions=143,lastRule=java.util.SimpleTimeZone[id=Europe/Berlin,offset=3600000,dstSavings=3600000,useDaylight=true,startYear=0,startMode=2,startMonth=2,startDay=-1,startDayOfWeek=1,startTime=3600000,startTimeMode=2,endMode=2,endMonth=9,endDay=-1,endDayOfWeek=1,endTime=3600000,endTimeMode=2]]].</text:p>
      <text:p text:style-name="Standard">20:39:33.198 [AutoStartProxyPoolPoller] INFO <text:s/>d.z.e.z.proxy.AutoStartProxySet - Created ContainerCreationStatus [isCreated=true, containerName=zalenium_63axXS, containerId=26f0ab10487faf311b3639513c9f395ee140fabf42224785774002dbde98748d, nodePort=40001].</text:p>
      <text:p text:style-name="Standard">20:40:14.791 [AutoStartProxyPoolPoller] INFO <text:s/>d.z.e.z.proxy.AutoStartProxySet - Container zalenium_Lo96lV started after 47694.</text:p>
      <text:p text:style-name="Standard">20:40:14.814 [AutoStartProxyPoolPoller] INFO <text:s/>d.z.e.z.proxy.AutoStartProxySet - Container zalenium_63axXS started after 41616.</text:p>
      <text:p text:style-name="Standard">20:40:22.988 [Thread-11] INFO <text:s/>d.z.e.z.registry.ZaleniumRegistry - Registered a node http://172.17.0.4:40001</text:p>
      <text:p text:style-name="Standard">20:40:22.988 [Thread-10] INFO <text:s/>d.z.e.z.registry.ZaleniumRegistry - Registered a node http://172.17.0.3:40000</text:p>
      <text:p text:style-name="Standard">20:40:22.998 [Thread-11] INFO <text:s/>d.z.e.z.proxy.AutoStartProxySet - Registered a container 26f0ab10487faf311b3639513c9f395ee140fabf42224785774002dbde98748d http://172.17.0.4:40001.</text:p>
      <text:p text:style-name="Standard">20:40:23.011 [Thread-10] INFO <text:s/>d.z.e.z.proxy.AutoStartProxySet - Registered a container 8dddee7ea82b727e2a523d0c7bd120dc41fe5ef958563fedadea64a213a976ec http://172.17.0.3:40000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5:40:27.064145394</meta:creation-date>
    <dc:date>2018-11-02T15:55:49.271445533</dc:date>
    <meta:editing-duration>PT48S</meta:editing-duration>
    <meta:editing-cycles>1</meta:editing-cycles>
    <meta:document-statistic meta:table-count="0" meta:image-count="0" meta:object-count="0" meta:page-count="13" meta:paragraph-count="506" meta:word-count="2797" meta:character-count="29569" meta:non-whitespace-character-count="23018"/>
    <meta:generator>LibreOffice/6.0.6.2$Linux_X86_64 LibreOffice_project/00m0$Build-2</meta:generator>
  </office:meta>
</office:document-meta>
</file>